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C80000010FD87886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cm, 0.025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layer="layout" svg:width="23.365cm" svg:height="17.685cm" svg:x="1.4cm" svg:y="0.962cm" presentation:class="subtitle" presentation:user-transformed="true">
          <draw:text-box>
            <text:p text:style-name="P2"><text:span text:style-name="T1">GWT Event Bus Basics</text:span></text:p>
            <text:p text:style-name="P2"><text:span text:style-name="T2"><text:line-break/></text:span><text:span text:style-name="T2">@HamletDR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g>
          <draw:custom-shape draw:style-name="gr4" draw:text-style-name="P1" draw:id="id2" draw:layer="layout" svg:width="3.909cm" svg:height="2.541cm" svg:x="8.972cm" svg:y="11.453cm">
            <text:p text:style-name="P1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1" draw:layer="layout" svg:width="3.809cm" svg:height="2.541cm" svg:x="15.22cm" svg:y="11.453cm">
            <text:p text:style-name="P1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09cm" svg:height="2.541cm" svg:x="12.146cm" svg:y="7.007cm">
            <text:p text:style-name="P1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13.115cm" svg:y1="9.548cm" svg:x2="11.211cm" svg:y2="11.454cm">
            <text:p/>
          </draw:line>
          <draw:line draw:style-name="gr5" draw:text-style-name="P1" draw:layer="layout" svg:x1="14.72cm" svg:y1="9.548cm" svg:x2="16.624cm" svg:y2="11.454cm">
            <text:p/>
          </draw:line>
          <draw:line draw:style-name="gr6" draw:text-style-name="P1" draw:layer="layout" svg:x1="17.159cm" svg:y1="11.454cm" svg:x2="15.255cm" svg:y2="9.548cm">
            <text:p/>
          </draw:line>
          <draw:connector draw:style-name="gr5" draw:text-style-name="P1" draw:layer="layout" draw:type="line" svg:x1="15.22cm" svg:y1="12.723cm" svg:x2="12.881cm" svg:y2="12.723cm" draw:start-shape="id1" draw:start-glue-point="3" draw:end-shape="id2" draw:end-glue-point="1" svg:d="m15220 12723h-2339">
            <text:p/>
          </draw:connector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g>
          <draw:custom-shape draw:style-name="gr4" draw:text-style-name="P1" draw:id="id4" draw:layer="layout" svg:width="3.909cm" svg:height="2.541cm" svg:x="4.157cm" svg:y="9.489cm">
            <text:p text:style-name="P1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3" draw:layer="layout" svg:width="3.809cm" svg:height="2.541cm" svg:x="10.405cm" svg:y="9.489cm">
            <text:p text:style-name="P1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09cm" svg:height="2.541cm" svg:x="7.331cm" svg:y="5.043cm">
            <text:p text:style-name="P1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8.3cm" svg:y1="7.584cm" svg:x2="6.396cm" svg:y2="9.49cm">
            <text:p/>
          </draw:line>
          <draw:line draw:style-name="gr5" draw:text-style-name="P1" draw:layer="layout" svg:x1="9.905cm" svg:y1="7.584cm" svg:x2="11.809cm" svg:y2="9.49cm">
            <text:p/>
          </draw:line>
          <draw:line draw:style-name="gr6" draw:text-style-name="P1" draw:layer="layout" svg:x1="12.344cm" svg:y1="9.49cm" svg:x2="10.44cm" svg:y2="7.584cm">
            <text:p/>
          </draw:line>
          <draw:custom-shape draw:style-name="gr4" draw:text-style-name="P1" draw:id="id6" draw:layer="layout" svg:width="3.449cm" svg:height="2.54cm" svg:x="14.414cm" svg:y="9.49cm">
            <text:p text:style-name="P1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5" draw:layer="layout" svg:width="3.634cm" svg:height="2.54cm" svg:x="20.202cm" svg:y="9.49cm">
            <text:p text:style-name="P1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933cm" svg:height="2.542cm" svg:x="17.363cm" svg:y="5.043cm">
            <text:p text:style-name="P1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17.997cm" svg:y1="7.585cm" svg:x2="16.093cm" svg:y2="9.491cm">
            <text:p/>
          </draw:line>
          <draw:line draw:style-name="gr5" draw:text-style-name="P1" draw:layer="layout" svg:x1="19.602cm" svg:y1="7.585cm" svg:x2="21.506cm" svg:y2="9.491cm">
            <text:p/>
          </draw:line>
          <draw:line draw:style-name="gr6" draw:text-style-name="P1" draw:layer="layout" svg:x1="22.041cm" svg:y1="9.491cm" svg:x2="20.137cm" svg:y2="7.585cm">
            <text:p/>
          </draw:line>
          <draw:line draw:style-name="gr5" draw:text-style-name="P1" draw:layer="layout" svg:x1="10.905cm" svg:y1="6.413cm" svg:x2="17.253cm" svg:y2="6.413cm">
            <text:p/>
          </draw:line>
          <draw:line draw:style-name="gr5" draw:text-style-name="P1" draw:layer="layout" svg:x1="17.188cm" svg:y1="6.949cm" svg:x2="10.84cm" svg:y2="6.949cm">
            <text:p/>
          </draw:line>
          <draw:connector draw:style-name="gr5" draw:text-style-name="P1" draw:layer="layout" draw:type="line" svg:x1="10.405cm" svg:y1="10.759cm" svg:x2="8.066cm" svg:y2="10.759cm" draw:start-shape="id3" draw:start-glue-point="3" draw:end-shape="id4" draw:end-glue-point="1" svg:d="m10405 10759h-2339">
            <text:p/>
          </draw:connector>
          <draw:connector draw:style-name="gr5" draw:text-style-name="P1" draw:layer="layout" draw:type="line" svg:x1="20.202cm" svg:y1="10.76cm" svg:x2="17.863cm" svg:y2="10.76cm" draw:start-shape="id5" draw:start-glue-point="3" draw:end-shape="id6" svg:d="m20202 10760h-2339">
            <text:p/>
          </draw:connector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g>
            <draw:custom-shape draw:style-name="gr4" draw:text-style-name="P1" draw:id="id8" draw:layer="layout" svg:width="3.449cm" svg:height="2.54cm" svg:x="9.118cm" svg:y="14.644cm">
              <text:p text:style-name="P1">Model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id="id7" draw:layer="layout" svg:width="3.634cm" svg:height="2.54cm" svg:x="14.906cm" svg:y="14.644cm">
              <text:p text:style-name="P1">View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3.934cm" svg:height="2.542cm" svg:x="12.067cm" svg:y="10.197cm">
              <text:p text:style-name="P1">Controlle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5" draw:text-style-name="P1" draw:layer="layout" svg:x1="12.701cm" svg:y1="12.739cm" svg:x2="10.797cm" svg:y2="14.645cm">
              <text:p/>
            </draw:line>
            <draw:line draw:style-name="gr5" draw:text-style-name="P1" draw:layer="layout" svg:x1="14.306cm" svg:y1="12.739cm" svg:x2="16.21cm" svg:y2="14.645cm">
              <text:p/>
            </draw:line>
            <draw:line draw:style-name="gr6" draw:text-style-name="P1" draw:layer="layout" svg:x1="16.745cm" svg:y1="14.645cm" svg:x2="14.841cm" svg:y2="12.739cm">
              <text:p/>
            </draw:line>
            <draw:custom-shape draw:style-name="gr4" draw:text-style-name="P1" draw:layer="layout" svg:width="3.448cm" svg:height="2.539cm" svg:x="6.818cm" svg:y="4.017cm">
              <text:p text:style-name="P1">Event Bu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3.449cm" svg:height="2.539cm" svg:x="11.536cm" svg:y="3.817cm">
              <text:p text:style-name="P1">Even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3.449cm" svg:height="2.539cm" svg:x="11.936cm" svg:y="4.218cm">
              <text:p text:style-name="P1">Even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3.449cm" svg:height="2.54cm" svg:x="12.436cm" svg:y="4.618cm">
              <text:p text:style-name="P1">Even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3.449cm" svg:height="2.539cm" svg:x="16.834cm" svg:y="3.817cm">
              <text:p text:style-name="P1">Even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3.449cm" svg:height="2.539cm" svg:x="17.234cm" svg:y="4.218cm">
              <text:p text:style-name="P1">Even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3.449cm" svg:height="2.54cm" svg:x="17.734cm" svg:y="4.618cm">
              <text:p text:style-name="P1">Event</text:p>
              <text:p text:style-name="P1">Handle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5" draw:text-style-name="P1" draw:layer="layout" svg:x1="13.162cm" svg:y1="9.697cm" svg:x2="10.16cm" svg:y2="7.62cm">
              <text:p/>
            </draw:line>
            <draw:line draw:style-name="gr5" draw:text-style-name="P1" draw:layer="layout" svg:x1="14.834cm" svg:y1="9.698cm" svg:x2="18.008cm" svg:y2="7.793cm">
              <text:p/>
            </draw:line>
            <draw:line draw:style-name="gr5" draw:text-style-name="P1" draw:layer="layout" svg:x1="13.998cm" svg:y1="9.698cm" svg:x2="13.998cm" svg:y2="7.793cm">
              <text:p/>
            </draw:line>
            <draw:connector draw:style-name="gr5" draw:text-style-name="P1" draw:layer="layout" draw:type="line" svg:x1="14.906cm" svg:y1="15.914cm" svg:x2="12.567cm" svg:y2="15.914cm" draw:start-shape="id7" draw:start-glue-point="3" draw:end-shape="id8" svg:d="m14906 15914h-2339">
              <text:p/>
            </draw:connector>
          </draw:g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text-style-name="P3" draw:layer="layout" svg:width="23.365cm" svg:height="17.685cm" svg:x="1.4cm" svg:y="0.962cm" presentation:class="subtitle" presentation:user-transformed="true">
          <draw:text-box>
            <text:p text:style-name="P3"><text:span text:style-name="T1">GWT Event Bus Basics</text:span></text:p>
            <text:p text:style-name="P3"><text:span text:style-name="T2"><text:line-break/></text:span><text:span text:style-name="T2">@HamletDR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1-02-25T11:51:39</meta:creation-date>
    <meta:editing-duration>PT00H30M22S</meta:editing-duration>
    <meta:editing-cycles>7</meta:editing-cycles>
    <meta:generator>OpenOffice.org/3.2$Unix OpenOffice.org_project/320m12$Build-9483</meta:generator>
    <dc:date>2011-02-25T12:21:51</dc:date>
    <dc:creator>Hamlet D'Arcy</dc:creator>
    <meta:document-statistic meta:object-count="81"/>
  </office:meta>
</office:document-meta>
</file>